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437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1.418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Boas Práticas W3C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Manaus</text:p>
          </table:table-cell>
          <table:table-cell office:value-type="string" calcext:value-type="string">
            <text:p>Campo Grande</text:p>
          </table:table-cell>
        </table:table-row>
        <table:table-row table:style-name="ro1">
          <table:table-cell office:value-type="string" calcext:value-type="string">
            <text:p>Fornecer Metadad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Fornecer metadados descritivos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Fornecer metadados estruturais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Fornecer Informações sobre a licença de dados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Fornecer informações sobre a procedência dos dado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Fornecer informações de qualidade de dados</text:p>
          </table:table-cell>
          <table:table-cell office:value-type="string" calcext:value-type="string">
            <text:p>Não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Fornecer indicador de versão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Fornecer o histórico de versão</text:p>
          </table:table-cell>
          <table:table-cell table:number-columns-repeated="3" office:value-type="string" calcext:value-type="string">
            <text:p>Não se aplic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ão se aplica</text:p>
          </table:table-cell>
        </table:table-row>
        <table:table-row table:style-name="ro1">
          <table:table-cell office:value-type="string" calcext:value-type="string">
            <text:p>Usar URIs persistentes como identificadores de conjuntos de dados</text:p>
          </table:table-cell>
          <table:table-cell table:number-columns-repeated="5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Usar URIs persistentes como identificadores dentro de conjunto de dados</text:p>
          </table:table-cell>
          <table:table-cell table:number-columns-repeated="5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Atribuir URIs para as versões dos conjuntos de dados e séries</text:p>
          </table:table-cell>
          <table:table-cell table:number-columns-repeated="5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Usar formatos de dados padronizados legíveis por máquin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Usar representações de dados que sejam independentes de localidade</text:p>
          </table:table-cell>
          <table:table-cell table:number-columns-repeated="5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Fornecer dados em formatos múltiplos</text:p>
          </table:table-cell>
          <table:table-cell office:value-type="string" calcext:value-type="string">
            <text:p>Não</text:p>
          </table:table-cell>
          <table:table-cell table:number-columns-repeated="4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Reutilizar vocabulários, dando preferência aos padronizados</text:p>
          </table:table-cell>
          <table:table-cell table:number-columns-repeated="5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Escolher o nível de formalização adequado</text:p>
          </table:table-cell>
          <table:table-cell table:number-columns-repeated="5" office:value-type="string" calcext:value-type="string">
            <text:p>Não se aplica</text:p>
          </table:table-cell>
        </table:table-row>
        <table:table-row table:style-name="ro1">
          <table:table-cell office:value-type="string" calcext:value-type="string">
            <text:p>Fornecer download em mass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Fornecer subconjuntos para conjuntos de dados extensos</text:p>
          </table:table-cell>
          <table:table-cell office:value-type="string" calcext:value-type="string">
            <text:p>Não</text:p>
          </table:table-cell>
          <table:table-cell table:number-columns-repeated="4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Usar negociação de conteúdo para disponibilizar dados em formatos múltiplos</text:p>
          </table:table-cell>
          <table:table-cell office:value-type="string" calcext:value-type="string">
            <text:p>Não se aplic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Fornecer acesso em tempo real</text:p>
          </table:table-cell>
          <table:table-cell table:number-columns-repeated="5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Fornecer dados atualizados</text:p>
          </table:table-cell>
          <table:table-cell table:number-columns-repeated="5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Fornecer uma explicação para os dados que não estão disponíveis</text:p>
          </table:table-cell>
          <table:table-cell table:number-columns-repeated="5" office:value-type="string" calcext:value-type="string">
            <text:p>Não se aplica</text:p>
          </table:table-cell>
        </table:table-row>
        <table:table-row table:style-name="ro1">
          <table:table-cell office:value-type="string" calcext:value-type="string">
            <text:p>Disponibilizar dados por meio de uma API</text:p>
          </table:table-cell>
          <table:table-cell table:number-columns-repeated="5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Usar padrões Web como base para construção de APIs</text:p>
          </table:table-cell>
          <table:table-cell table:number-columns-repeated="5" office:value-type="string" calcext:value-type="string">
            <text:p>Não se aplica</text:p>
          </table:table-cell>
        </table:table-row>
        <table:table-row table:style-name="ro1">
          <table:table-cell office:value-type="string" calcext:value-type="string">
            <text:p>Fornecer documentação completa para as APIs</text:p>
          </table:table-cell>
          <table:table-cell table:number-columns-repeated="5" office:value-type="string" calcext:value-type="string">
            <text:p>Não se aplica</text:p>
          </table:table-cell>
        </table:table-row>
        <table:table-row table:style-name="ro1">
          <table:table-cell office:value-type="string" calcext:value-type="string">
            <text:p>Evitar alterações que afetem o funcionamento de sua API</text:p>
          </table:table-cell>
          <table:table-cell table:number-columns-repeated="5" office:value-type="string" calcext:value-type="string">
            <text:p>Não se aplica</text:p>
          </table:table-cell>
        </table:table-row>
        <table:table-row table:style-name="ro1">
          <table:table-cell office:value-type="string" calcext:value-type="string">
            <text:p>Preservar identificado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Avaliar a cobertura do conjunto de dados</text:p>
          </table:table-cell>
          <table:table-cell table:number-columns-repeated="5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Coletar feedback de consumidores de dados</text:p>
          </table:table-cell>
          <table:table-cell office:value-type="string" calcext:value-type="string">
            <text:p>Não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Compartilhar o feedback disponível</text:p>
          </table:table-cell>
          <table:table-cell office:value-type="string" calcext:value-type="string">
            <text:p>Não se aplica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ão se aplica</text:p>
          </table:table-cell>
        </table:table-row>
        <table:table-row table:style-name="ro1">
          <table:table-cell office:value-type="string" calcext:value-type="string">
            <text:p>Enriquecer dados por meio da geração de novos dados</text:p>
          </table:table-cell>
          <table:table-cell table:number-columns-repeated="5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Fornecer visualizações complementares</text:p>
          </table:table-cell>
          <table:table-cell office:value-type="string" calcext:value-type="string">
            <text:p>Não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Fornecer feedback para o publicador original</text:p>
          </table:table-cell>
          <table:table-cell table:number-columns-repeated="5" office:value-type="string" calcext:value-type="string">
            <text:p>Não se aplica</text:p>
          </table:table-cell>
        </table:table-row>
        <table:table-row table:style-name="ro1">
          <table:table-cell office:value-type="string" calcext:value-type="string">
            <text:p>Obedecer os termos de licença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 se aplic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 se aplica</text:p>
          </table:table-cell>
        </table:table-row>
        <table:table-row table:style-name="ro1">
          <table:table-cell office:value-type="string" calcext:value-type="string">
            <text:p>Citar a publicação original do conjunto de dado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10:52:10.779151794</meta:creation-date>
    <dc:date>2023-06-21T21:20:06.010241526</dc:date>
    <meta:editing-duration>PT14M16S</meta:editing-duration>
    <meta:editing-cycles>3</meta:editing-cycles>
    <meta:generator>LibreOffice/7.3.7.2$Linux_X86_64 LibreOffice_project/30$Build-2</meta:generator>
    <meta:document-statistic meta:table-count="1" meta:cell-count="216" meta:object-count="0"/>
  </office:meta>
</office:document-meta>
</file>